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background-color="#333333">
        <style:background-image/>
      </style:paragraph-properties>
    </style:style>
    <style:style style:name="P9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3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2" style:family="paragraph" style:parent-style-name="Table_20_Contents">
      <style:text-properties style:font-name="Arial" fo:font-size="9pt" style:font-size-asian="9pt" style:font-size-complex="9pt"/>
    </style:style>
    <style:style style:name="P23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10.5pt" style:font-size-asian="10.5pt" style:font-size-complex="10.5pt"/>
    </style:style>
    <style:style style:name="P26" style:family="paragraph" style:parent-style-name="Table_20_Contents">
      <style:text-properties style:font-name="Arial" fo:font-size="2pt" style:font-size-asian="2pt" style:font-size-complex="2pt"/>
    </style:style>
    <style:style style:name="P27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28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size="9pt" style:font-size-asian="9pt" style:font-size-complex="9pt"/>
    </style:style>
    <style:style style:name="P32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3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4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5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36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37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41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омов Евгений Павлович</text:p>
      <text:p text:style-name="P16"/>
      <text:p text:style-name="P15">Специалист в области ручного и автоматизированного тестирования.</text:p>
      <text:p text:style-name="P33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9">Общая информация</text:span><text:span text:style-name="T3">:</text:span></text:p>
            <text:p text:style-name="P28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8"><text:span text:style-name="T4">ФИО</text:span>:</text:p>
                </table:table-cell>
                <table:table-cell table:style-name="Таблица2.B1" office:value-type="string">
                  <text:p text:style-name="P17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7">11.01.84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Образование</text:span>:</text:p>
                </table:table-cell>
                <table:table-cell table:style-name="Таблица2.B1" office:value-type="string">
                  <text:p text:style-name="P17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Специальность</text:span>:</text:p>
                </table:table-cell>
                <table:table-cell table:style-name="Таблица2.B1" office:value-type="string">
                  <text:p text:style-name="P17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Место работы</text:span>:</text:p>
                </table:table-cell>
                <table:table-cell table:style-name="Таблица2.B1" office:value-type="string">
                  <text:p text:style-name="P22"><text:span text:style-name="T18">Компания </text:span><text:a xlink:type="simple" xlink:href="https://zionec.ru/" text:style-name="Internet_20_link" text:visited-style-name="Visited_20_Internet_20_Link"><text:span text:style-name="T18">Зионек</text:span></text:a>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1">Manual / Automation QA Engineer</text:p>
                </table:table-cell>
              </table:table-row>
            </table:table>
            <text:p text:style-name="P26"/>
          </table:table-cell>
          <table:table-cell table:style-name="Таблица1.A1" office:value-type="string">
            <text:p text:style-name="P13">Контакты:</text:p>
            <text:p text:style-name="P29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9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3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0">EMail<text:span text:style-name="T5">:</text:span></text:p>
                </table:table-cell>
                <table:table-cell table:style-name="Таблица3.A1" office:value-type="string">
                  <text:p text:style-name="P22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0">Telegram<text:span text:style-name="T5">:</text:span></text:p>
                </table:table-cell>
                <table:table-cell table:style-name="Таблица3.A1" office:value-type="string">
                  <text:p text:style-name="P17"/>
                </table:table-cell>
              </table:table-row>
              <table:table-row>
                <table:table-cell table:style-name="Таблица3.A1" office:value-type="string">
                  <text:p text:style-name="P19">Телефон<text:span text:style-name="T5">:</text:span></text:p>
                </table:table-cell>
                <table:table-cell table:style-name="Таблица3.A1" office:value-type="string">
                  <text:p text:style-name="P17">+380-000-000-00</text:p>
                </table:table-cell>
              </table:table-row>
              <table:table-row>
                <table:table-cell table:style-name="Таблица3.A1" office:value-type="string">
                  <text:p text:style-name="P19">Адрес<text:span text:style-name="T5">:</text:span></text:p>
                </table:table-cell>
                <table:table-cell table:style-name="Таблица3.A1" office:value-type="string">
                  <text:p text:style-name="P17">г. Луганск</text:p>
                </table:table-cell>
              </table:table-row>
              <table:table-row>
                <table:table-cell table:style-name="Таблица3.A1" office:value-type="string">
                  <text:p text:style-name="P19">Сайт<text:span text:style-name="T5">:</text:span></text:p>
                </table:table-cell>
                <table:table-cell table:style-name="Таблица3.A1" office:value-type="string">
                  <text:p text:style-name="P22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7"/>
          </table:table-cell>
        </table:table-row>
      </table:table>
      <text:p text:style-name="P9"><text:span text:style-name="T11">Образование:</text:span><text:span text:style-name="T8"> Высшее</text:span></text:p>
      <text:p text:style-name="P39"><text:span text:style-name="T4">Восточноукраинский университет им. В.Даля, Украина, г. Луганск.</text:span> </text:p>
      <text:p text:style-name="P41"><text:span text:style-name="T4">Факультет</text:span>: Компьютерных систем и информационных технологий. </text:p>
      <text:p text:style-name="P41"><text:span text:style-name="T4">Направление подготовки</text:span>: Компьютерная инженерия. </text:p>
      <text:p text:style-name="P41"><text:span text:style-name="T4">Специальность</text:span>: Компьютерные системы и сети. </text:p>
      <text:p text:style-name="P41"><text:span text:style-name="T4">Степень</text:span>: Бакалавр (2014 г.) </text:p>
      <text:p text:style-name="P22"/>
      <text:p text:style-name="P10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2348685523874616821" text:style-name="L1">
        <text:list-item>
          <text:p text:style-name="P34">Автоматизированное тестирование (Automation Testing)</text:p>
        </text:list-item>
        <text:list-item>
          <text:p text:style-name="P34">Ручное тестирование (Manual Testing)</text:p>
        </text:list-item>
        <text:list-item>
          <text:p text:style-name="P34">Контроль качества (Quality Control)</text:p>
        </text:list-item>
        <text:list-item>
          <text:p text:style-name="P34">Нагрузочное тестирование (Load Testing)</text:p>
        </text:list-item>
        <text:list-item>
          <text:p text:style-name="P34">Тестирование баз данных (Database Testing)</text:p>
        </text:list-item>
      </text:list>
      <text:p text:style-name="P24"/>
      <text:p text:style-name="P8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zionec.ru/" text:style-name="Internet_20_link" text:visited-style-name="Visited_20_Internet_20_Link"><text:span text:style-name="T12">Zionec</text:span></text:a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2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2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2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2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7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1"/>
      <text:p text:style-name="P9"><text:span text:style-name="T11">Вид занятости:</text:span><text:span text:style-name="T8"> Полная занятость, удалённая работа</text:span></text:p>
      <text:p text:style-name="P30"/>
      <text:p text:style-name="P11">Портфолио:</text:p>
      <text:p text:style-name="P38">Автоматизированное тестирование (<text:span text:style-name="T6">Automation Testing</text:span>)</text:p>
      <text:p text:style-name="P40"><text:a xlink:type="simple" xlink:href="https://mgts.ru/" text:style-name="Internet_20_link" text:visited-style-name="Visited_20_Internet_20_Link">МГТС</text:a> - <text:span text:style-name="T1">w</text:span>eb приложение на 1С-Битрикс (компания Zionec)</text:p>
      <text:p text:style-name="P40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компания Zionec)</text:p>
      <text:p text:style-name="P40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компания Zionec)</text:p>
      <text:p text:style-name="P40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40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38"/>
      <text:p text:style-name="P38">Ручное тестирование (<text:span text:style-name="T6">Manual Testing</text:span>)</text:p>
      <text:p text:style-name="P40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компания Zionec)</text:p>
      <text:p text:style-name="P40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компания Zionec)</text:p>
      <text:p text:style-name="P40"><text:a xlink:type="simple" xlink:href="https://etpmicro.ru/" text:style-name="Internet_20_link" text:visited-style-name="Visited_20_Internet_20_Link">ЭТП МГ</text:a> - Web приложение на 1С-Битрикс (интернет магазин)(компания Zionec)</text:p>
      <text:p text:style-name="P40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40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40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40">и др.</text:p>
      <text:p text:style-name="P32"><text:soft-page-break/></text:p>
      <text:p text:style-name="P7"><text:span text:style-name="T7">Знания и навыки</text:span>:</text:p>
      <text:p text:style-name="P5">Автоматизированное тестирование</text:p>
      <text:list xml:id="list5432179306536169298" text:style-name="L2">
        <text:list-item>
          <text:p text:style-name="P35">Автоматизация тестирования Web, Mobile (Native/Web) приложений</text:p>
        </text:list-item>
        <text:list-item>
          <text:p text:style-name="P35">Разработка автотестов через паттерны PageObject и StepsObject</text:p>
        </text:list-item>
        <text:list-item>
          <text:p text:style-name="P35">Основные технологии автоматизации: Selenium, Appium</text:p>
        </text:list-item>
        <text:list-item>
          <text:p text:style-name="P35">Модульное тестирование: JUnit, TestNG, PHPUnit, NUnit, Unittest, PyTest</text:p>
        </text:list-item>
        <text:list-item>
          <text:p text:style-name="P35">Фреймворки: Codeception, Selenide, Cucumber, WebdriverIO, Robot</text:p>
          <text:p text:style-name="P35"/>
        </text:list-item>
        <text:list-item>
          <text:p text:style-name="P35">Стеки автоматизации тестирования Web приложений:</text:p>
        </text:list-item>
      </text:list>
      <text:list xml:id="list8581245314989008127" text:style-name="L3">
        <text:list-item>
          <text:list>
            <text:list-item>
              <text:p text:style-name="P36">Selenium + Codeception + PHPUnit (PHP)</text:p>
            </text:list-item>
            <text:list-item>
              <text:p text:style-name="P36">Selemiun + JUnit/TestNG (Java)</text:p>
            </text:list-item>
            <text:list-item>
              <text:p text:style-name="P36">Selenium + Unittest/PyTest (Python)</text:p>
            </text:list-item>
            <text:list-item>
              <text:p text:style-name="P36">Selenium + NodeJS (JavaScript)</text:p>
            </text:list-item>
            <text:list-item>
              <text:p text:style-name="P36">Selenide + Cucumber + TestNG (Java)</text:p>
            </text:list-item>
            <text:list-item>
              <text:p text:style-name="P36">Robot framework (Python)</text:p>
            </text:list-item>
            <text:list-item>
              <text:p text:style-name="P36">WebdriverIO (JavaScript)</text:p>
            </text:list-item>
            <text:list-item>
              <text:p text:style-name="P36">Cypress (JavaScript)</text:p>
              <text:p text:style-name="P36"/>
            </text:list-item>
          </text:list>
        </text:list-item>
      </text:list>
      <text:list xml:id="list35268103" text:continue-list="list5432179306536169298" text:style-name="L2">
        <text:list-item>
          <text:p text:style-name="P35">Стеки автоматизации тестирования Mobile приложений:</text:p>
          <text:list>
            <text:list-item>
              <text:p text:style-name="P35">Appium + UIAutomator2 + JUnit/TestNG (Java)</text:p>
            </text:list-item>
          </text:list>
          <text:list>
            <text:list-item>
              <text:p text:style-name="P35">Unity3D + Test Runner (C#)</text:p>
              <text:p text:style-name="P35"/>
            </text:list-item>
          </text:list>
        </text:list-item>
        <text:list-item>
          <text:p text:style-name="P35">Комплексные инструменты: Katalon Studio, TestComplete</text:p>
        </text:list-item>
        <text:list-item>
          <text:p text:style-name="P35">Дополнительно: AirTest Project, Unity Test Runner, WinAppDriver, Xamarin.UITest</text:p>
        </text:list-item>
        <text:list-item>
          <text:p text:style-name="P35">Интеграция автотестов в Jenkins, TeamCity, GitLab Runner CI/CD</text:p>
        </text:list-item>
        <text:list-item>
          <text:p text:style-name="P35">Использование систем контроля версий Git в разработке автотестов</text:p>
        </text:list-item>
        <text:list-item>
          <text:p text:style-name="P35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4082442714357120607" text:style-name="L4">
        <text:list-item>
          <text:p text:style-name="P37">Ручное тестирования мобильных, браузерных и настольных приложений</text:p>
        </text:list-item>
        <text:list-item>
          <text:p text:style-name="P37">Разработка тестовой документации (чек-листы, тест-кейсы)</text:p>
        </text:list-item>
        <text:list-item>
          <text:p text:style-name="P37">Создание методик тестирования и тестовых наборов</text:p>
        </text:list-item>
        <text:list-item>
          <text:p text:style-name="P37">Разработка отчетов и тестирования в системе Jira (Zephyr)</text:p>
        </text:list-item>
        <text:list-item>
          <text:p text:style-name="P37">Тестирование технической документации (ТЗ, GDD)</text:p>
        </text:list-item>
        <text:list-item>
          <text:p text:style-name="P37">Планирование и оптимизация процесса тестирования</text:p>
        </text:list-item>
        <text:list-item>
          <text:p text:style-name="P37">Контроль выполнения всех пунктов технического задания</text:p>
        </text:list-item>
        <text:list-item>
          <text:p text:style-name="P37">Проверка требований к продукту и оценка рисков</text:p>
        </text:list-item>
        <text:list-item>
          <text:p text:style-name="P37">Контроль качества продукта - поиск багов.</text:p>
        </text:list-item>
        <text:list-item>
          <text:p text:style-name="P37">Контроль исправления найденных ошибок</text:p>
        </text:list-item>
        <text:list-item>
          <text:p text:style-name="P37">Валидация кода - просмотр кода на наличие очевидных ошибок (W3C)</text:p>
          <text:p text:style-name="P37"/>
        </text:list-item>
        <text:list-item>
          <text:p text:style-name="P37">Тестирование верстки с помощью плагина Perfect Pixel на основании макета из Figma</text:p>
        </text:list-item>
        <text:list-item>
          <text:p text:style-name="P37">Тестирование трафика входящих и исходящих данных (Fiddler, Charles, Wireshark)</text:p>
        </text:list-item>
        <text:list-item>
          <text:p text:style-name="P37">Анализ сайта с помощью: Screaming Frog SEO Spider, SiteAnalyzer</text:p>
        </text:list-item>
        <text:list-item>
          <text:p text:style-name="P37">Проверка безопасности Web приложений с помощью OWASP ZAP</text:p>
        </text:list-item>
        <text:list-item>
          <text:p text:style-name="P37">Нагрузочное тестирование с помощью JMeter, Gatling</text:p>
        </text:list-item>
        <text:list-item>
          <text:p text:style-name="P37">Тестирование API с помощью Postman, Advanced REST client</text:p>
        </text:list-item>
        <text:list-item>
          <text:p text:style-name="P37">Тестирование баз данных используя SQL запросы</text:p>
          <text:p text:style-name="P37"/>
        </text:list-item>
        <text:list-item>
          <text:p text:style-name="P37">Работа в баг-трекере: Jira, Redmine</text:p>
        </text:list-item>
        <text:list-item>
          <text:p text:style-name="P37">Работа в менеджере тест-кейсов: Zephyr (Jira), Klaros</text:p>
        </text:list-item>
        <text:list-item>
          <text:p text:style-name="P37">Работа в системах управления базами данных: SQL Server, MySQL</text:p>
        </text:list-item>
        <text:list-item>
          <text:p text:style-name="P37">Работа в операционных системах Windows, Linux\Unix, Mac OS</text:p>
          <text:p text:style-name="P37"/>
        </text:list-item>
      </text:list>
      <text:p text:style-name="P25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1$Win32 OpenOffice.org_project/4111m1$Build-9808</meta:generator>
    <dc:date>2022-11-08T15:03:16.67</dc:date>
    <meta:editing-duration>PT1H56M44S</meta:editing-duration>
    <meta:editing-cycles>81</meta:editing-cycles>
    <meta:document-statistic meta:table-count="4" meta:image-count="0" meta:object-count="0" meta:page-count="2" meta:paragraph-count="129" meta:word-count="627" meta:character-count="4664"/>
  </office:meta>
</office:document-meta>
</file>